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785416666667cm"/>
    </style:style>
    <style:style style:name="co3" style:family="table-column">
      <style:table-column-properties fo:break-before="auto" style:column-width="12.32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المواعيد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2">
            <text:p>تطبيق<text:s/><text:span text:style-name="T1">{{appName}}</text:span><text:span text:style-name="T2"><text:s/>هو مُساعدك الرقمي المقدم من مؤسسة مالتيزر (</text:span><text:span text:style-name="T1">Malteser</text:span><text:span text:style-name="T2">). تجد هنا معلومات ومواعيد ومشورة محلية مُقدمة من مؤسستك. مُحدَّثة دائمًا وبلغتك!</text:span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المواعيد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2">
            <text:p>للأسف، لم يتم العثور على هذا الموعد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2">
            <text:p>إلى المواعيد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المواعيد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2">
            <text:p>لا توجد مواعيد حاليًا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2">
            <text:p>موضوع الموعد<text:s/><text:span text:style-name="T1">"{{event}}"</text:span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2">
            <text:p>تطبيق<text:s/><text:span text:style-name="T1">{{appName}}</text:span><text:span text:style-name="T2"><text:s/>هو مُساعدك الرقمي المقدم من مؤسسة مالتيزر (</text:span><text:span text:style-name="T1">Malteser</text:span><text:span text:style-name="T2">).</text:span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المواعيد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2">
            <text:p>مواعيد وفعاليات حالية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المواعيد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2">
            <text:p>لا توجد مواعيد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08:01:37Z</dc:date>
    <meta:editing-duration>PT0S</meta:editing-duration>
  </office:meta>
</office:document-meta>
</file>